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2" number:language="en" number:country="US">
      <number:hours number:style="long"/>
      <number:text>:</number:text>
      <number:minutes number:style="long"/>
      <number:text> </number:text>
      <number:am-pm/>
    </number:time-style>
    <style:style style:name="ce2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20062">
      <style:table-cell-properties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32"/>
    <style:style style:name="ce33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" style:family="table-cell" style:parent-style-name="Default" style:data-style-name="N36"/>
    <style:style style:name="ce35" style:family="table-cell" style:parent-style-name="Default" style:data-style-name="N37"/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ff8000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2a6099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00a933"/>
    </style:style>
    <style:style style:name="ce45" style:family="table-cell" style:parent-style-name="Default">
      <style:table-cell-properties fo:background-color="#55308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23"/>
        <table:table-column table:style-name="co1" table:default-cell-style-name="ce25"/>
        <table:table-column table:style-name="co1" table:number-columns-repeated="4" table:default-cell-style-name="ce26"/>
        <table:table-column table:style-name="co2" table:default-cell-style-name="ce26"/>
        <table:table-column table:style-name="co1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2"/>
        <table:table-column table:style-name="co6" table:default-cell-style-name="ce22"/>
        <table:table-column table:style-name="co1" table:number-columns-repeated="1010" table:default-cell-style-name="ce2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25" table:formula="of:=([.J2]-[.J1])/[.L2]*5" office:value-type="time" office:time-value="PT39H16M07.647058824S" calcext:value-type="time">
            <text:p>39:16</text:p>
          </table:table-cell>
          <table:table-cell office:value-type="string" calcext:value-type="string">
            <text:p>Current Total Time</text:p>
          </table:table-cell>
          <table:table-cell table:style-name="ce25" table:formula="of:=SUM([.D2:.D10000])" office:value-type="time" office:time-value="PT878H55M00S" calcext:value-type="time">
            <text:p>878:55</text:p>
          </table:table-cell>
          <table:table-cell office:value-type="string" calcext:value-type="string">
            <text:p>Done (%)</text:p>
          </table:table-cell>
          <table:table-cell table:style-name="ce65" table:formula="of:=[.J1]/[.J2]" office:value-type="percentage" office:value="0.523164682539683" calcext:value-type="percentage">
            <text:p>52.32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25" table:formula="of:=[.J1]/[.L5]*5" office:value-type="time" office:time-value="PT13H54M24.873417722S" calcext:value-type="time">
            <text:p>13:54</text:p>
          </table:table-cell>
          <table:table-cell office:value-type="string" calcext:value-type="string">
            <text:p>Total Time</text:p>
          </table:table-cell>
          <table:table-cell table:style-name="ce25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:.A])" office:value-type="float" office:value="102" calcext:value-type="float">
            <text:p>102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25" table:formula="of:=IF(([.H1]-[$Sheet3.F1]) &gt; 0; ([.H1]-[$Sheet3.F1]); 0 )" office:value-type="time" office:time-value="PT31H46M07.647059S" calcext:value-type="time">
            <text:p>31:46</text:p>
          </table:table-cell>
          <table:table-cell office:value-type="string" calcext:value-type="string">
            <text:p>Due By</text:p>
          </table:table-cell>
          <table:table-cell table:style-name="ce22" office:value-type="date" office:date-value="2023-01-21" calcext:value-type="date">
            <text:p>21/01/2023</text:p>
          </table:table-cell>
          <table:table-cell office:value-type="string" calcext:value-type="string">
            <text:p>Days Done</text:p>
          </table:table-cell>
          <table:table-cell table:formula="of:=MAX([.A:.A])-[.A2]" office:value-type="float" office:value="494" calcext:value-type="float">
            <text:p>494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63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25" table:formula="of:=[$Sheet3.F1]" office:value-type="time" office:time-value="PT07H30M00S" calcext:value-type="time">
            <text:p>07:30</text:p>
          </table:table-cell>
          <table:table-cell/>
          <table:table-cell table:style-name="ce63"/>
          <table:table-cell office:value-type="string" calcext:value-type="string">
            <text:p>Days Break</text:p>
          </table:table-cell>
          <table:table-cell table:style-name="ce63" table:formula="of:=SUM([.O2:.O10000])" office:value-type="float" office:value="178" calcext:value-type="float">
            <text:p>178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25"/>
          <table:table-cell/>
          <table:table-cell table:style-name="ce64"/>
          <table:table-cell office:value-type="string" calcext:value-type="string">
            <text:p>Days Done (excl Break)</text:p>
          </table:table-cell>
          <table:table-cell table:formula="of:=[.L3]-[.L4]" office:value-type="float" office:value="316" calcext:value-type="float">
            <text:p>316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25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61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62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25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60]-[.B60]+([.C60]&lt;[.B60]))" office:value-type="time" office:time-value="PT02H30M00S" calcext:value-type="time">
            <text:p>02:3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61]-[.B61]+([.C61]&lt;[.B61]))" office:value-type="time" office:time-value="PT03H30M00S" calcext:value-type="time">
            <text:p>03:3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25M00S" calcext:value-type="time">
            <text:p>05:25 PM</text:p>
          </table:table-cell>
          <table:table-cell table:formula="of:=([.C62]-[.B62]+([.C62]&lt;[.B62]))" office:value-type="time" office:time-value="PT03H25M00S" calcext:value-type="time">
            <text:p>03:25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35M00S" calcext:value-type="time">
            <text:p>07:35 PM</text:p>
          </table:table-cell>
          <table:table-cell table:formula="of:=([.C63]-[.B63]+([.C63]&lt;[.B63]))" office:value-type="time" office:time-value="PT01H30M00S" calcext:value-type="time">
            <text:p>01:3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64]-[.B64]+([.C64]&lt;[.B64]))" office:value-type="time" office:time-value="PT02H50M00S" calcext:value-type="time">
            <text:p>02:5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65]-[.B65]+([.C65]&lt;[.B65]))" office:value-type="time" office:time-value="PT03H20M00S" calcext:value-type="time">
            <text:p>03:2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66]-[.B66]+([.C66]&lt;[.B66]))" office:value-type="time" office:time-value="PT03H30M00S" calcext:value-type="time">
            <text:p>03:3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7]-[.B67]+([.C67]&lt;[.B67]))" office:value-type="time" office:time-value="PT05H05M00S" calcext:value-type="time">
            <text:p>05:0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8]-[.B68]+([.C68]&lt;[.B68]))" office:value-type="time" office:time-value="PT03H05M00S" calcext:value-type="time">
            <text:p>03:0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9]-[.B69]+([.C69]&lt;[.B69]))" office:value-type="time" office:time-value="PT04H15M00S" calcext:value-type="time">
            <text:p>04:1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71]-[.B71]+([.C71]&lt;[.B71]))" office:value-type="time" office:time-value="PT02H25M00S" calcext:value-type="time">
            <text:p>02:25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1" calcext:value-type="date">
            <text:p>21/01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5M00S" calcext:value-type="time">
            <text:p>07:55 PM</text:p>
          </table:table-cell>
          <table:table-cell table:formula="of:=([.C72]-[.B72]+([.C72]&lt;[.B72]))" office:value-type="time" office:time-value="PT05H15M00S" calcext:value-type="time">
            <text:p>05:15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73]-[.B73]+([.C73]&lt;[.B73]))" office:value-type="time" office:time-value="PT02H15M00S" calcext:value-type="time">
            <text:p>02:15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74]-[.B74]+([.C74]&lt;[.B74]))" office:value-type="time" office:time-value="PT02H15M00S" calcext:value-type="time">
            <text:p>02:1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00M00S" calcext:value-type="time">
            <text:p>04:00 PM</text:p>
          </table:table-cell>
          <table:table-cell table:formula="of:=([.C75]-[.B75]+([.C75]&lt;[.B75]))" office:value-type="time" office:time-value="PT01H25M00S" calcext:value-type="time">
            <text:p>01:25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0M00S" calcext:value-type="time">
            <text:p>07:20 PM</text:p>
          </table:table-cell>
          <table:table-cell table:formula="of:=([.C76]-[.B76]+([.C76]&lt;[.B76]))" office:value-type="time" office:time-value="PT02H30M00S" calcext:value-type="time">
            <text:p>02:3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77]-[.B77]+([.C77]&lt;[.B77]))" office:value-type="time" office:time-value="PT03H05M00S" calcext:value-type="time">
            <text:p>03:05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8]-[.B78]+([.C78]&lt;[.B78]))" office:value-type="time" office:time-value="PT03H20M00S" calcext:value-type="time">
            <text:p>03:2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9]-[.B79]+([.C79]&lt;[.B79]))" office:value-type="time" office:time-value="PT02H40M00S" calcext:value-type="time">
            <text:p>02:4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6H45M00S" calcext:value-type="time">
            <text:p>04:45 PM</text:p>
          </table:table-cell>
          <table:table-cell table:formula="of:=([.C80]-[.B80]+([.C80]&lt;[.B80]))" office:value-type="time" office:time-value="PT02H20M00S" calcext:value-type="time">
            <text:p>02:2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81]-[.B81]+([.C81]&lt;[.B81]))" office:value-type="time" office:time-value="PT00H30M00S" calcext:value-type="time">
            <text:p>00:3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82]-[.B82]+([.C82]&lt;[.B82]))" office:value-type="time" office:time-value="PT01H30M00S" calcext:value-type="time">
            <text:p>01:3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83]-[.B83]+([.C83]&lt;[.B83]))" office:value-type="time" office:time-value="PT00H35M00S" calcext:value-type="time">
            <text:p>00:35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84]-[.B84]+([.C84]&lt;[.B84]))" office:value-type="time" office:time-value="PT02H40M00S" calcext:value-type="time">
            <text:p>02:4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85]-[.B85]+([.C85]&lt;[.B85]))" office:value-type="time" office:time-value="PT02H20M00S" calcext:value-type="time">
            <text:p>02:2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7H25M00S" calcext:value-type="time">
            <text:p>05:25 PM</text:p>
          </table:table-cell>
          <table:table-cell table:formula="of:=([.C86]-[.B86]+([.C86]&lt;[.B86]))" office:value-type="time" office:time-value="PT01H30M00S" calcext:value-type="time">
            <text:p>01:30</text:p>
          </table:table-cell>
          <table:table-cell/>
          <table:table-cell table:style-name="ce25"/>
          <table:table-cell table:style-name="ce27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18H30M00S" calcext:value-type="time">
            <text:p>06:30 PM</text:p>
          </table:table-cell>
          <table:table-cell table:formula="of:=([.C87]-[.B87]+([.C87]&lt;[.B87]))" office:value-type="time" office:time-value="PT00H30M00S" calcext:value-type="time">
            <text:p>00:30</text:p>
          </table:table-cell>
          <table:table-cell table:number-columns-repeated="2"/>
          <table:table-cell table:style-name="ce27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88]-[.B88]+([.C88]&lt;[.B88]))" office:value-type="time" office:time-value="PT03H00M00S" calcext:value-type="time">
            <text:p>03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89]-[.B89]+([.C89]&lt;[.B89]))" office:value-type="time" office:time-value="PT01H30M00S" calcext:value-type="time">
            <text:p>01:3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45M00S" calcext:value-type="time">
            <text:p>07:45 PM</text:p>
          </table:table-cell>
          <table:table-cell table:formula="of:=([.C90]-[.B90]+([.C90]&lt;[.B90]))" office:value-type="time" office:time-value="PT02H40M00S" calcext:value-type="time">
            <text:p>02:4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91]-[.B91]+([.C91]&lt;[.B91]))" office:value-type="time" office:time-value="PT02H45M00S" calcext:value-type="time">
            <text:p>02:4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92]-[.B92]+([.C92]&lt;[.B92]))" office:value-type="time" office:time-value="PT03H45M00S" calcext:value-type="time">
            <text:p>03:45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93]-[.B93]+([.C93]&lt;[.B93]))" office:value-type="time" office:time-value="PT03H35M00S" calcext:value-type="time">
            <text:p>03:35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6H00M00S" calcext:value-type="time">
            <text:p>04:00 PM</text:p>
          </table:table-cell>
          <table:table-cell table:formula="of:=([.C94]-[.B94]+([.C94]&lt;[.B94]))" office:value-type="time" office:time-value="PT01H20M00S" calcext:value-type="time">
            <text:p>01:2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6H55M00S" calcext:value-type="time">
            <text:p>04:55 PM</text:p>
          </table:table-cell>
          <table:table-cell office:value-type="time" office:time-value="PT18H10M00S" calcext:value-type="time">
            <text:p>06:10 PM</text:p>
          </table:table-cell>
          <table:table-cell table:formula="of:=([.C95]-[.B95]+([.C95]&lt;[.B95]))" office:value-type="time" office:time-value="PT01H15M00S" calcext:value-type="time">
            <text:p>01:15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4" calcext:value-type="date">
            <text:p>04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96]-[.B96]+([.C96]&lt;[.B96]))" office:value-type="time" office:time-value="PT00H45M00S" calcext:value-type="time">
            <text:p>00:45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97]-[.B97]+([.C97]&lt;[.B97]))" office:value-type="time" office:time-value="PT01H50M00S" calcext:value-type="time">
            <text:p>01:5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35M00S" calcext:value-type="time">
            <text:p>07:35 PM</text:p>
          </table:table-cell>
          <table:table-cell table:formula="of:=([.C98]-[.B98]+([.C98]&lt;[.B98]))" office:value-type="time" office:time-value="PT02H00M00S" calcext:value-type="time">
            <text:p>02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99]-[.B99]+([.C99]&lt;[.B99]))" office:value-type="time" office:time-value="PT02H40M00S" calcext:value-type="time">
            <text:p>02:4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100]-[.B100]+([.C100]&lt;[.B100]))" office:value-type="time" office:time-value="PT04H50M00S" calcext:value-type="time">
            <text:p>04:5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101]-[.B101]+([.C101]&lt;[.B101]))" office:value-type="time" office:time-value="PT03H50M00S" calcext:value-type="time">
            <text:p>03:5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102]-[.B102]+([.C102]&lt;[.B102]))" office:value-type="time" office:time-value="PT02H35M00S" calcext:value-type="time">
            <text:p>02:35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103]-[.B103]+([.C103]&lt;[.B103]))" office:value-type="time" office:time-value="PT04H00M00S" calcext:value-type="time">
            <text:p>04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104]-[.B104]+([.C104]&lt;[.B104]))" office:value-type="time" office:time-value="PT00H55M00S" calcext:value-type="time">
            <text:p>00:55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05]-[.B105]+([.C105]&lt;[.B105]))" office:value-type="time" office:time-value="PT01H00M00S" calcext:value-type="time">
            <text:p>01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05M00S" calcext:value-type="time">
            <text:p>07:05 PM</text:p>
          </table:table-cell>
          <table:table-cell table:formula="of:=([.C106]-[.B106]+([.C106]&lt;[.B106]))" office:value-type="time" office:time-value="PT04H25M00S" calcext:value-type="time">
            <text:p>04:25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107]-[.B107]+([.C107]&lt;[.B107]))" office:value-type="time" office:time-value="PT02H45M00S" calcext:value-type="time">
            <text:p>02:4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108]-[.B108]+([.C108]&lt;[.B108]))" office:value-type="time" office:time-value="PT05H15M00S" calcext:value-type="time">
            <text:p>05:15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109]-[.B109]+([.C109]&lt;[.B109]))" office:value-type="time" office:time-value="PT02H50M00S" calcext:value-type="time">
            <text:p>02:5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45M00S" calcext:value-type="time">
            <text:p>03:45 PM</text:p>
          </table:table-cell>
          <table:table-cell table:formula="of:=([.C110]-[.B110]+([.C110]&lt;[.B110]))" office:value-type="time" office:time-value="PT01H05M00S" calcext:value-type="time">
            <text:p>01:05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35M00S" calcext:value-type="time">
            <text:p>07:35 PM</text:p>
          </table:table-cell>
          <table:table-cell table:formula="of:=([.C111]-[.B111]+([.C111]&lt;[.B111]))" office:value-type="time" office:time-value="PT02H50M00S" calcext:value-type="time">
            <text:p>02:5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112]-[.B112]+([.C112]&lt;[.B112]))" office:value-type="time" office:time-value="PT03H20M00S" calcext:value-type="time">
            <text:p>03:2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113]-[.B113]+([.C113]&lt;[.B113]))" office:value-type="time" office:time-value="PT04H00M00S" calcext:value-type="time">
            <text:p>04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20H05M00S" calcext:value-type="time">
            <text:p>08:05 PM</text:p>
          </table:table-cell>
          <table:table-cell table:formula="of:=([.C114]-[.B114]+([.C114]&lt;[.B114]))" office:value-type="time" office:time-value="PT00H45M00S" calcext:value-type="time">
            <text:p>00:45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115]-[.B115]+([.C115]&lt;[.B115]))" office:value-type="time" office:time-value="PT05H40M00S" calcext:value-type="time">
            <text:p>05:4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8" calcext:value-type="date">
            <text:p>18/0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50M00S" calcext:value-type="time">
            <text:p>06:50 PM</text:p>
          </table:table-cell>
          <table:table-cell table:formula="of:=([.C116]-[.B116]+([.C116]&lt;[.B116]))" office:value-type="time" office:time-value="PT03H30M00S" calcext:value-type="time">
            <text:p>03:3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6H00M00S" calcext:value-type="time">
            <text:p>04:00 PM</text:p>
          </table:table-cell>
          <table:table-cell table:formula="of:=([.C117]-[.B117]+([.C117]&lt;[.B117]))" office:value-type="time" office:time-value="PT02H40M00S" calcext:value-type="time">
            <text:p>02:4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5M00S" calcext:value-type="time">
            <text:p>06:45 PM</text:p>
          </table:table-cell>
          <table:table-cell table:formula="of:=([.C118]-[.B118]+([.C118]&lt;[.B118]))" office:value-type="time" office:time-value="PT01H55M00S" calcext:value-type="time">
            <text:p>01:55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19]-[.B119]+([.C119]&lt;[.B119]))" office:value-type="time" office:time-value="PT03H25M00S" calcext:value-type="time">
            <text:p>03:2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20]-[.B120]+([.C120]&lt;[.B120]))" office:value-type="time" office:time-value="PT03H20M00S" calcext:value-type="time">
            <text:p>03:2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30M00S" calcext:value-type="time">
            <text:p>04:30 PM</text:p>
          </table:table-cell>
          <table:table-cell table:formula="of:=([.C121]-[.B121]+([.C121]&lt;[.B121]))" office:value-type="time" office:time-value="PT02H00M00S" calcext:value-type="time">
            <text:p>02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9H40M00S" calcext:value-type="time">
            <text:p>07:40 PM</text:p>
          </table:table-cell>
          <table:table-cell table:formula="of:=([.C122]-[.B122]+([.C122]&lt;[.B122]))" office:value-type="time" office:time-value="PT02H30M00S" calcext:value-type="time">
            <text:p>02:30</text:p>
          </table:table-cell>
          <table:table-cell/>
          <table:table-cell table:style-name="ce25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23]-[.B123]+([.C123]&lt;[.B123]))" office:value-type="time" office:time-value="PT02H50M00S" calcext:value-type="time">
            <text:p>02:5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24]-[.B124]+([.C124]&lt;[.B124]))" office:value-type="time" office:time-value="PT01H55M00S" calcext:value-type="time">
            <text:p>01:5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50M00S" calcext:value-type="time">
            <text:p>05:50 PM</text:p>
          </table:table-cell>
          <table:table-cell table:formula="of:=([.C125]-[.B125]+([.C125]&lt;[.B125]))" office:value-type="time" office:time-value="PT03H05M00S" calcext:value-type="time">
            <text:p>03:05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45M00S" calcext:value-type="time">
            <text:p>07:45 PM</text:p>
          </table:table-cell>
          <table:table-cell table:formula="of:=([.C126]-[.B126]+([.C126]&lt;[.B126]))" office:value-type="time" office:time-value="PT01H40M00S" calcext:value-type="time">
            <text:p>01:4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27]-[.B127]+([.C127]&lt;[.B127]))" office:value-type="time" office:time-value="PT03H25M00S" calcext:value-type="time">
            <text:p>03:2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28]-[.B128]+([.C128]&lt;[.B128]))" office:value-type="time" office:time-value="PT06H10M00S" calcext:value-type="time">
            <text:p>06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29]-[.B129]+([.C129]&lt;[.B129]))" office:value-type="time" office:time-value="PT04H15M00S" calcext:value-type="time">
            <text:p>04:1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0M00S" calcext:value-type="time">
            <text:p>05:00 PM</text:p>
          </table:table-cell>
          <table:table-cell table:formula="of:=([.C130]-[.B130]+([.C130]&lt;[.B130]))" office:value-type="time" office:time-value="PT02H30M00S" calcext:value-type="time">
            <text:p>02:3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10M00S" calcext:value-type="time">
            <text:p>07:10 PM</text:p>
          </table:table-cell>
          <table:table-cell table:formula="of:=([.C131]-[.B131]+([.C131]&lt;[.B131]))" office:value-type="time" office:time-value="PT01H35M00S" calcext:value-type="time">
            <text:p>01:35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32]-[.B132]+([.C132]&lt;[.B132]))" office:value-type="time" office:time-value="PT03H55M00S" calcext:value-type="time">
            <text:p>03:55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6H10M00S" calcext:value-type="time">
            <text:p>04:10 PM</text:p>
          </table:table-cell>
          <table:table-cell table:formula="of:=([.C133]-[.B133]+([.C133]&lt;[.B133]))" office:value-type="time" office:time-value="PT02H05M00S" calcext:value-type="time">
            <text:p>02:05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00M00S" calcext:value-type="time">
            <text:p>06:00 PM</text:p>
          </table:table-cell>
          <table:table-cell table:formula="of:=([.C134]-[.B134]+([.C134]&lt;[.B134]))" office:value-type="time" office:time-value="PT00H30M00S" calcext:value-type="time">
            <text:p>00:3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4" calcext:value-type="date">
            <text:p>04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5]-[.B135]+([.C135]&lt;[.B135]))" office:value-type="time" office:time-value="PT01H00M00S" calcext:value-type="time">
            <text:p>01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36]-[.B136]+([.C136]&lt;[.B136]))" office:value-type="time" office:time-value="PT04H50M00S" calcext:value-type="time">
            <text:p>04:50</text:p>
          </table:table-cell>
          <table:table-cell table:number-columns-repeated="2"/>
          <table:table-cell table:style-name="ce25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37]-[.B137]+([.C137]&lt;[.B137]))" office:value-type="time" office:time-value="PT03H55M00S" calcext:value-type="time">
            <text:p>03:55</text:p>
          </table:table-cell>
          <table:table-cell table:number-columns-repeated="2"/>
          <table:table-cell table:style-name="ce25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138]-[.B138]+([.C138]&lt;[.B138]))" office:value-type="time" office:time-value="PT01H50M00S" calcext:value-type="time">
            <text:p>01:5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7H25M00S" calcext:value-type="time">
            <text:p>05:25 PM</text:p>
          </table:table-cell>
          <table:table-cell office:value-type="time" office:time-value="PT18H35M00S" calcext:value-type="time">
            <text:p>06:35 PM</text:p>
          </table:table-cell>
          <table:table-cell table:formula="of:=([.C139]-[.B139]+([.C139]&lt;[.B139]))" office:value-type="time" office:time-value="PT01H10M00S" calcext:value-type="time">
            <text:p>01:1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40]-[.B140]+([.C140]&lt;[.B140]))" office:value-type="time" office:time-value="PT04H15M00S" calcext:value-type="time">
            <text:p>04:1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41]-[.B141]+([.C141]&lt;[.B141]))" office:value-type="time" office:time-value="PT02H40M00S" calcext:value-type="time">
            <text:p>02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30M00S" calcext:value-type="time">
            <text:p>10:30 PM</text:p>
          </table:table-cell>
          <table:table-cell table:formula="of:=([.C142]-[.B142]+([.C142]&lt;[.B142]))" office:value-type="time" office:time-value="PT01H05M00S" calcext:value-type="time">
            <text:p>01:05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15M00S" calcext:value-type="time">
            <text:p>01:15 AM</text:p>
          </table:table-cell>
          <table:table-cell table:formula="of:=([.C143]-[.B143]+([.C143]&lt;[.B143]))" office:value-type="time" office:time-value="PT02H15M00S" calcext:value-type="time">
            <text:p>02:15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44]-[.B144]+([.C144]&lt;[.B144]))" office:value-type="time" office:time-value="PT00H40M00S" calcext:value-type="time">
            <text:p>00:4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45]-[.B145]+([.C145]&lt;[.B145]))" office:value-type="time" office:time-value="PT00H55M00S" calcext:value-type="time">
            <text:p>00:55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00M00S" calcext:value-type="time">
            <text:p>03:00 PM</text:p>
          </table:table-cell>
          <table:table-cell table:formula="of:=([.C146]-[.B146]+([.C146]&lt;[.B146]))" office:value-type="time" office:time-value="PT00H45M00S" calcext:value-type="time">
            <text:p>00:45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30M00S" calcext:value-type="time">
            <text:p>07:30 PM</text:p>
          </table:table-cell>
          <table:table-cell table:formula="of:=([.C147]-[.B147]+([.C147]&lt;[.B147]))" office:value-type="time" office:time-value="PT04H00M00S" calcext:value-type="time">
            <text:p>04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48]-[.B148]+([.C148]&lt;[.B148]))" office:value-type="time" office:time-value="PT00H35M00S" calcext:value-type="time">
            <text:p>00:35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149]-[.B149]+([.C149]&lt;[.B149]))" office:value-type="time" office:time-value="PT01H00M00S" calcext:value-type="time">
            <text:p>01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8H00M00S" calcext:value-type="time">
            <text:p>06:00 PM</text:p>
          </table:table-cell>
          <table:table-cell table:formula="of:=([.C150]-[.B150]+([.C150]&lt;[.B150]))" office:value-type="time" office:time-value="PT00H45M00S" calcext:value-type="time">
            <text:p>00:45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51]-[.B151]+([.C151]&lt;[.B151]))" office:value-type="time" office:time-value="PT04H05M00S" calcext:value-type="time">
            <text:p>04:05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52]-[.B152]+([.C152]&lt;[.B152]))" office:value-type="time" office:time-value="PT04H10M00S" calcext:value-type="time">
            <text:p>04:10</text:p>
          </table:table-cell>
          <table:table-cell table:number-columns-repeated="3"/>
          <table:table-cell table:style-name="ce25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53]-[.B153]+([.C153]&lt;[.B153]))" office:value-type="time" office:time-value="PT04H35M00S" calcext:value-type="time">
            <text:p>04:35</text:p>
          </table:table-cell>
          <table:table-cell table:number-columns-repeated="2"/>
          <table:table-cell table:style-name="ce25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154]-[.B154]+([.C154]&lt;[.B154]))" office:value-type="time" office:time-value="PT02H00M00S" calcext:value-type="time">
            <text:p>02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8H15M00S" calcext:value-type="time">
            <text:p>06:15 PM</text:p>
          </table:table-cell>
          <table:table-cell office:value-type="time" office:time-value="PT19H50M00S" calcext:value-type="time">
            <text:p>07:50 PM</text:p>
          </table:table-cell>
          <table:table-cell table:formula="of:=([.C155]-[.B155]+([.C155]&lt;[.B155]))" office:value-type="time" office:time-value="PT01H35M00S" calcext:value-type="time">
            <text:p>01:35</text:p>
          </table:table-cell>
          <table:table-cell table:number-columns-repeated="3"/>
          <table:table-cell table:style-name="ce25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56]-[.B156]+([.C156]&lt;[.B156]))" office:value-type="time" office:time-value="PT03H20M00S" calcext:value-type="time">
            <text:p>03:2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30M00S" calcext:value-type="time">
            <text:p>03:30 PM</text:p>
          </table:table-cell>
          <table:table-cell table:formula="of:=([.C157]-[.B157]+([.C157]&lt;[.B157]))" office:value-type="time" office:time-value="PT01H30M00S" calcext:value-type="time">
            <text:p>01:3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6H25M00S" calcext:value-type="time">
            <text:p>04:25 PM</text:p>
          </table:table-cell>
          <table:table-cell office:value-type="time" office:time-value="PT17H20M00S" calcext:value-type="time">
            <text:p>05:20 PM</text:p>
          </table:table-cell>
          <table:table-cell table:formula="of:=([.C158]-[.B158]+([.C158]&lt;[.B158]))" office:value-type="time" office:time-value="PT00H55M00S" calcext:value-type="time">
            <text:p>00:55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20M00S" calcext:value-type="time">
            <text:p>06:20 PM</text:p>
          </table:table-cell>
          <table:table-cell table:formula="of:=([.C159]-[.B159]+([.C159]&lt;[.B159]))" office:value-type="time" office:time-value="PT00H35M00S" calcext:value-type="time">
            <text:p>00:3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60]-[.B160]+([.C160]&lt;[.B160]))" office:value-type="time" office:time-value="PT04H40M00S" calcext:value-type="time">
            <text:p>04:4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61]-[.B161]+([.C161]&lt;[.B161]))" office:value-type="time" office:time-value="PT05H10M00S" calcext:value-type="time">
            <text:p>05:1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162]-[.B162]+([.C162]&lt;[.B162]))" office:value-type="time" office:time-value="PT03H35M00S" calcext:value-type="time">
            <text:p>03:35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3]-[.B163]+([.C163]&lt;[.B163]))" office:value-type="time" office:time-value="PT01H00M00S" calcext:value-type="time">
            <text:p>01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64]-[.B164]+([.C164]&lt;[.B164]))" office:value-type="time" office:time-value="PT02H30M00S" calcext:value-type="time">
            <text:p>02:3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65]-[.B165]+([.C165]&lt;[.B165]))" office:value-type="time" office:time-value="PT04H30M00S" calcext:value-type="time">
            <text:p>04:3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66]-[.B166]+([.C166]&lt;[.B166]))" office:value-type="time" office:time-value="PT03H45M00S" calcext:value-type="time">
            <text:p>03:45</text:p>
          </table:table-cell>
          <table:table-cell/>
          <table:table-cell table:style-name="ce25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67]-[.B167]+([.C167]&lt;[.B167]))" office:value-type="time" office:time-value="PT03H25M00S" calcext:value-type="time">
            <text:p>03:25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68]-[.B168]+([.C168]&lt;[.B168]))" office:value-type="time" office:time-value="PT03H40M00S" calcext:value-type="time">
            <text:p>03:4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69]-[.B169]+([.C169]&lt;[.B169]))" office:value-type="time" office:time-value="PT03H15M00S" calcext:value-type="time">
            <text:p>03:15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70]-[.B170]+([.C170]&lt;[.B170]))" office:value-type="time" office:time-value="PT02H50M00S" calcext:value-type="time">
            <text:p>02:5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71]-[.B171]+([.C171]&lt;[.B171]))" office:value-type="time" office:time-value="PT00H30M00S" calcext:value-type="time">
            <text:p>00:30</text:p>
          </table:table-cell>
          <table:table-cell table:number-columns-repeated="6"/>
          <table:table-cell table:style-name="ce25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72]-[.B172]+([.C172]&lt;[.B172]))" office:value-type="time" office:time-value="PT01H20M00S" calcext:value-type="time">
            <text:p>01:2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73]-[.B173]+([.C173]&lt;[.B173]))" office:value-type="time" office:time-value="PT02H40M00S" calcext:value-type="time">
            <text:p>02:4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74]-[.B174]+([.C174]&lt;[.B174]))" office:value-type="time" office:time-value="PT04H30M00S" calcext:value-type="time">
            <text:p>04:3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75]-[.B175]+([.C175]&lt;[.B175]))" office:value-type="time" office:time-value="PT05H10M00S" calcext:value-type="time">
            <text:p>05:1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76]-[.B176]+([.C176]&lt;[.B176]))" office:value-type="time" office:time-value="PT01H15M00S" calcext:value-type="time">
            <text:p>01:15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77]-[.B177]+([.C177]&lt;[.B177]))" office:value-type="time" office:time-value="PT01H30M00S" calcext:value-type="time">
            <text:p>01:3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10M00S" calcext:value-type="time">
            <text:p>03:10 PM</text:p>
          </table:table-cell>
          <table:table-cell table:formula="of:=([.C178]-[.B178]+([.C178]&lt;[.B178]))" office:value-type="time" office:time-value="PT00H55M00S" calcext:value-type="time">
            <text:p>00:55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0M00S" calcext:value-type="time">
            <text:p>06:50 PM</text:p>
          </table:table-cell>
          <table:table-cell table:formula="of:=([.C179]-[.B179]+([.C179]&lt;[.B179]))" office:value-type="time" office:time-value="PT02H55M00S" calcext:value-type="time">
            <text:p>02:55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80]-[.B180]+([.C180]&lt;[.B180]))" office:value-type="time" office:time-value="PT01H45M00S" calcext:value-type="time">
            <text:p>01:45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6H25M00S" calcext:value-type="time">
            <text:p>04:25 PM</text:p>
          </table:table-cell>
          <table:table-cell table:formula="of:=([.C181]-[.B181]+([.C181]&lt;[.B181]))" office:value-type="time" office:time-value="PT02H35M00S" calcext:value-type="time">
            <text:p>02:35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20M00S" calcext:value-type="time">
            <text:p>07:20 PM</text:p>
          </table:table-cell>
          <table:table-cell table:formula="of:=([.C182]-[.B182]+([.C182]&lt;[.B182]))" office:value-type="time" office:time-value="PT02H15M00S" calcext:value-type="time">
            <text:p>02:15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83]-[.B183]+([.C183]&lt;[.B183]))" office:value-type="time" office:time-value="PT03H20M00S" calcext:value-type="time">
            <text:p>03:2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84]-[.B184]+([.C184]&lt;[.B184]))" office:value-type="time" office:time-value="PT02H45M00S" calcext:value-type="time">
            <text:p>02:4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85]-[.B185]+([.C185]&lt;[.B185]))" office:value-type="time" office:time-value="PT03H25M00S" calcext:value-type="time">
            <text:p>03:25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86]-[.B186]+([.C186]&lt;[.B186]))" office:value-type="time" office:time-value="PT03H20M00S" calcext:value-type="time">
            <text:p>03:2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87]-[.B187]+([.C187]&lt;[.B187]))" office:value-type="time" office:time-value="PT01H00M00S" calcext:value-type="time">
            <text:p>01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15M00S" calcext:value-type="time">
            <text:p>07:15 PM</text:p>
          </table:table-cell>
          <table:table-cell table:formula="of:=([.C188]-[.B188]+([.C188]&lt;[.B188]))" office:value-type="time" office:time-value="PT03H15M00S" calcext:value-type="time">
            <text:p>03:15</text:p>
          </table:table-cell>
          <table:table-cell table:number-columns-repeated="3"/>
          <table:table-cell table:style-name="ce25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00M00S" calcext:value-type="time">
            <text:p>12:00 AM</text:p>
          </table:table-cell>
          <table:table-cell table:formula="of:=([.C189]-[.B189]+([.C189]&lt;[.B189]))" office:value-type="time" office:time-value="PT02H45M00S" calcext:value-type="time">
            <text:p>02:45</text:p>
          </table:table-cell>
          <table:table-cell table:number-columns-repeated="3"/>
          <table:table-cell table:style-name="ce27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90]-[.B190]+([.C190]&lt;[.B190]))" office:value-type="time" office:time-value="PT03H55M00S" calcext:value-type="time">
            <text:p>03:55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91]-[.B191]+([.C191]&lt;[.B191]))" office:value-type="time" office:time-value="PT04H40M00S" calcext:value-type="time">
            <text:p>04:4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table:formula="of:=([.C192]-[.B192]+([.C192]&lt;[.B192]))" office:value-type="time" office:time-value="PT01H40M00S" calcext:value-type="time">
            <text:p>01:4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30M00S" calcext:value-type="time">
            <text:p>06:30 PM</text:p>
          </table:table-cell>
          <table:table-cell table:formula="of:=([.C193]-[.B193]+([.C193]&lt;[.B193]))" office:value-type="time" office:time-value="PT00H55M00S" calcext:value-type="time">
            <text:p>00:55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94]-[.B194]+([.C194]&lt;[.B194]))" office:value-type="time" office:time-value="PT04H25M00S" calcext:value-type="time">
            <text:p>04:25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2" calcext:value-type="date">
            <text:p>12/04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04M00S" calcext:value-type="time">
            <text:p>01:04 AM</text:p>
          </table:table-cell>
          <table:table-cell table:formula="of:=([.C195]-[.B195]+([.C195]&lt;[.B195]))" office:value-type="time" office:time-value="PT02H59M00S" calcext:value-type="time">
            <text:p>02:59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96]-[.B196]+([.C196]&lt;[.B196]))" office:value-type="time" office:time-value="PT01H35M00S" calcext:value-type="time">
            <text:p>01:35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30M00S" calcext:value-type="time">
            <text:p>05:30 PM</text:p>
          </table:table-cell>
          <table:table-cell table:formula="of:=([.C197]-[.B197]+([.C197]&lt;[.B197]))" office:value-type="time" office:time-value="PT02H30M00S" calcext:value-type="time">
            <text:p>02:3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7H55M00S" calcext:value-type="time">
            <text:p>05:55 PM</text:p>
          </table:table-cell>
          <table:table-cell office:value-type="time" office:time-value="PT18H50M00S" calcext:value-type="time">
            <text:p>06:50 PM</text:p>
          </table:table-cell>
          <table:table-cell table:formula="of:=([.C198]-[.B198]+([.C198]&lt;[.B198]))" office:value-type="time" office:time-value="PT00H55M00S" calcext:value-type="time">
            <text:p>00:55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99]-[.B199]+([.C199]&lt;[.B199]))" office:value-type="time" office:time-value="PT03H50M00S" calcext:value-type="time">
            <text:p>03:5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00]-[.B200]+([.C200]&lt;[.B200]))" office:value-type="time" office:time-value="PT01H00M00S" calcext:value-type="time">
            <text:p>01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7H05M00S" calcext:value-type="time">
            <text:p>05:05 PM</text:p>
          </table:table-cell>
          <table:table-cell table:formula="of:=([.C201]-[.B201]+([.C201]&lt;[.B201]))" office:value-type="time" office:time-value="PT01H25M00S" calcext:value-type="time">
            <text:p>01:25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7H50M00S" calcext:value-type="time">
            <text:p>05:50 PM</text:p>
          </table:table-cell>
          <table:table-cell office:value-type="time" office:time-value="PT19H00M00S" calcext:value-type="time">
            <text:p>07:00 PM</text:p>
          </table:table-cell>
          <table:table-cell table:formula="of:=([.C202]-[.B202]+([.C202]&lt;[.B202]))" office:value-type="time" office:time-value="PT01H10M00S" calcext:value-type="time">
            <text:p>01:1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2H00M00S" calcext:value-type="time">
            <text:p>02:00 AM</text:p>
          </table:table-cell>
          <table:table-cell table:formula="of:=([.C203]-[.B203]+([.C203]&lt;[.B203]))" office:value-type="time" office:time-value="PT04H10M00S" calcext:value-type="time">
            <text:p>04:1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20M00S" calcext:value-type="time">
            <text:p>07:20 PM</text:p>
          </table:table-cell>
          <table:table-cell table:formula="of:=([.C204]-[.B204]+([.C204]&lt;[.B204]))" office:value-type="time" office:time-value="PT03H50M00S" calcext:value-type="time">
            <text:p>03:5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205]-[.B205]+([.C205]&lt;[.B205]))" office:value-type="time" office:time-value="PT02H40M00S" calcext:value-type="time">
            <text:p>02:4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206]-[.B206]+([.C206]&lt;[.B206]))" office:value-type="time" office:time-value="PT02H20M00S" calcext:value-type="time">
            <text:p>02:2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00M00S" calcext:value-type="time">
            <text:p>07:00 PM</text:p>
          </table:table-cell>
          <table:table-cell table:formula="of:=([.C207]-[.B207]+([.C207]&lt;[.B207]))" office:value-type="time" office:time-value="PT00H30M00S" calcext:value-type="time">
            <text:p>00:3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208]-[.B208]+([.C208]&lt;[.B208]))" office:value-type="time" office:time-value="PT04H25M00S" calcext:value-type="time">
            <text:p>04:25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209]-[.B209]+([.C209]&lt;[.B209]))" office:value-type="time" office:time-value="PT01H40M00S" calcext:value-type="time">
            <text:p>01:4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210]-[.B210]+([.C210]&lt;[.B210]))" office:value-type="time" office:time-value="PT03H10M00S" calcext:value-type="time">
            <text:p>03:1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00M00S" calcext:value-type="time">
            <text:p>01:00 AM</text:p>
          </table:table-cell>
          <table:table-cell office:value-type="time" office:time-value="PT14H00M00S" calcext:value-type="time">
            <text:p>02:00 PM</text:p>
          </table:table-cell>
          <table:table-cell table:formula="of:=([.C211]-[.B211]+([.C211]&lt;[.B211]))" office:value-type="time" office:time-value="PT13H00M00S" calcext:value-type="time">
            <text:p>13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212]-[.B212]+([.C212]&lt;[.B212]))" office:value-type="time" office:time-value="PT01H10M00S" calcext:value-type="time">
            <text:p>01:1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13]-[.B213]+([.C213]&lt;[.B213]))" office:value-type="time" office:time-value="PT01H00M00S" calcext:value-type="time">
            <text:p>01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30M00S" calcext:value-type="time">
            <text:p>03:30 PM</text:p>
          </table:table-cell>
          <table:table-cell table:formula="of:=([.C214]-[.B214]+([.C214]&lt;[.B214]))" office:value-type="time" office:time-value="PT01H20M00S" calcext:value-type="time">
            <text:p>01:2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50M00S" calcext:value-type="time">
            <text:p>07:50 PM</text:p>
          </table:table-cell>
          <table:table-cell table:formula="of:=([.C215]-[.B215]+([.C215]&lt;[.B215]))" office:value-type="time" office:time-value="PT03H40M00S" calcext:value-type="time">
            <text:p>03:4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216]-[.B216]+([.C216]&lt;[.B216]))" office:value-type="time" office:time-value="PT02H40M00S" calcext:value-type="time">
            <text:p>02:4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5M00S" calcext:value-type="time">
            <text:p>05:05 PM</text:p>
          </table:table-cell>
          <table:table-cell table:formula="of:=([.C217]-[.B217]+([.C217]&lt;[.B217]))" office:value-type="time" office:time-value="PT02H35M00S" calcext:value-type="time">
            <text:p>02:35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9H00M00S" calcext:value-type="time">
            <text:p>07:00 PM</text:p>
          </table:table-cell>
          <table:table-cell table:formula="of:=([.C218]-[.B218]+([.C218]&lt;[.B218]))" office:value-type="time" office:time-value="PT01H30M00S" calcext:value-type="time">
            <text:p>01:3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219]-[.B219]+([.C219]&lt;[.B219]))" office:value-type="time" office:time-value="PT05H05M00S" calcext:value-type="time">
            <text:p>05:05</text:p>
          </table:table-cell>
          <table:table-cell table:number-columns-repeated="2"/>
          <table:table-cell table:style-name="ce25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9" calcext:value-type="date">
            <text:p>0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45M00S" calcext:value-type="time">
            <text:p>05:45 PM</text:p>
          </table:table-cell>
          <table:table-cell table:formula="of:=([.C220]-[.B220]+([.C220]&lt;[.B220]))" office:value-type="time" office:time-value="PT02H25M00S" calcext:value-type="time">
            <text:p>02:25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7H50M00S" calcext:value-type="time">
            <text:p>05:50 PM</text:p>
          </table:table-cell>
          <table:table-cell table:formula="of:=([.C221]-[.B221]+([.C221]&lt;[.B221]))" office:value-type="time" office:time-value="PT03H15M00S" calcext:value-type="time">
            <text:p>03:15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8H20M00S" calcext:value-type="time">
            <text:p>06:20 PM</text:p>
          </table:table-cell>
          <table:table-cell office:value-type="time" office:time-value="PT19H35M00S" calcext:value-type="time">
            <text:p>07:35 PM</text:p>
          </table:table-cell>
          <table:table-cell table:formula="of:=([.C222]-[.B222]+([.C222]&lt;[.B222]))" office:value-type="time" office:time-value="PT01H15M00S" calcext:value-type="time">
            <text:p>01:15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223]-[.B223]+([.C223]&lt;[.B223]))" office:value-type="time" office:time-value="PT05H45M00S" calcext:value-type="time">
            <text:p>05:45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224]-[.B224]+([.C224]&lt;[.B224]))" office:value-type="time" office:time-value="PT03H45M00S" calcext:value-type="time">
            <text:p>03:4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225]-[.B225]+([.C225]&lt;[.B225]))" office:value-type="time" office:time-value="PT05H55M00S" calcext:value-type="time">
            <text:p>05:5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226]-[.B226]+([.C226]&lt;[.B226]))" office:value-type="time" office:time-value="PT04H07M00S" calcext:value-type="time">
            <text:p>04:07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227]-[.B227]+([.C227]&lt;[.B227]))" office:value-type="time" office:time-value="PT06H00M00S" calcext:value-type="time">
            <text:p>06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28]-[.B228]+([.C228]&lt;[.B228]))" office:value-type="time" office:time-value="PT03H00M00S" calcext:value-type="time">
            <text:p>03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229]-[.B229]+([.C229]&lt;[.B229]))" office:value-type="time" office:time-value="PT00H20M00S" calcext:value-type="time">
            <text:p>00:2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230]-[.B230]+([.C230]&lt;[.B230]))" office:value-type="time" office:time-value="PT01H00M00S" calcext:value-type="time">
            <text:p>01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30M00S" calcext:value-type="time">
            <text:p>08:30 PM</text:p>
          </table:table-cell>
          <table:table-cell table:formula="of:=([.C231]-[.B231]+([.C231]&lt;[.B231]))" office:value-type="time" office:time-value="PT04H30M00S" calcext:value-type="time">
            <text:p>04:3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2]-[.B232]+([.C232]&lt;[.B232]))" office:value-type="time" office:time-value="PT03H00M00S" calcext:value-type="time">
            <text:p>03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233]-[.B233]+([.C233]&lt;[.B233]))" office:value-type="time" office:time-value="PT05H30M00S" calcext:value-type="time">
            <text:p>05:3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234]-[.B234]+([.C234]&lt;[.B234]))" office:value-type="time" office:time-value="PT04H30M00S" calcext:value-type="time">
            <text:p>04:3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235]-[.B235]+([.C235]&lt;[.B235]))" office:value-type="time" office:time-value="PT03H25M00S" calcext:value-type="time">
            <text:p>03:25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236]-[.B236]+([.C236]&lt;[.B236]))" office:value-type="time" office:time-value="PT04H40M00S" calcext:value-type="time">
            <text:p>04:4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37]-[.B237]+([.C237]&lt;[.B237]))" office:value-type="time" office:time-value="PT04H20M00S" calcext:value-type="time">
            <text:p>04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38]-[.B238]+([.C238]&lt;[.B238]))" office:value-type="time" office:time-value="PT04H25M00S" calcext:value-type="time">
            <text:p>04:2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35M00S" calcext:value-type="time">
            <text:p>07:35 PM</text:p>
          </table:table-cell>
          <table:table-cell table:formula="of:=([.C239]-[.B239]+([.C239]&lt;[.B239]))" office:value-type="time" office:time-value="PT04H20M00S" calcext:value-type="time">
            <text:p>04:2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40]-[.B240]+([.C240]&lt;[.B240]))" office:value-type="time" office:time-value="PT03H45M00S" calcext:value-type="time">
            <text:p>03:45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41]-[.B241]+([.C241]&lt;[.B241]))" office:value-type="time" office:time-value="PT03H55M00S" calcext:value-type="time">
            <text:p>03:5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42]-[.B242]+([.C242]&lt;[.B242]))" office:value-type="time" office:time-value="PT04H35M00S" calcext:value-type="time">
            <text:p>04:35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43]-[.B243]+([.C243]&lt;[.B243]))" office:value-type="time" office:time-value="PT04H20M00S" calcext:value-type="time">
            <text:p>04:2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44]-[.B244]+([.C244]&lt;[.B244]))" office:value-type="time" office:time-value="PT15H30M00S" calcext:value-type="time">
            <text:p>15:3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30" calcext:value-type="date">
            <text:p>30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8H00M00S" calcext:value-type="time">
            <text:p>06:00 PM</text:p>
          </table:table-cell>
          <table:table-cell table:formula="of:=([.C245]-[.B245]+([.C245]&lt;[.B245]))" office:value-type="time" office:time-value="PT03H30M00S" calcext:value-type="time">
            <text:p>03:3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00M00S" calcext:value-type="time">
            <text:p>07:00 PM</text:p>
          </table:table-cell>
          <table:table-cell table:formula="of:=([.C246]-[.B246]+([.C246]&lt;[.B246]))" office:value-type="time" office:time-value="PT03H30M00S" calcext:value-type="time">
            <text:p>03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47]-[.B247]+([.C247]&lt;[.B247]))" office:value-type="time" office:time-value="PT04H45M00S" calcext:value-type="time">
            <text:p>04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48]-[.B248]+([.C248]&lt;[.B248]))" office:value-type="time" office:time-value="PT02H50M00S" calcext:value-type="time">
            <text:p>02:5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49]-[.B249]+([.C249]&lt;[.B249]))" office:value-type="time" office:time-value="PT05H05M00S" calcext:value-type="time">
            <text:p>05:05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50]-[.B250]+([.C250]&lt;[.B250]))" office:value-type="time" office:time-value="PT02H00M00S" calcext:value-type="time">
            <text:p>02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40M00S" calcext:value-type="time">
            <text:p>01:40 AM</text:p>
          </table:table-cell>
          <table:table-cell table:formula="of:=([.C251]-[.B251]+([.C251]&lt;[.B251]))" office:value-type="time" office:time-value="PT03H45M00S" calcext:value-type="time">
            <text:p>03:4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0M00S" calcext:value-type="time">
            <text:p>07:20 PM</text:p>
          </table:table-cell>
          <table:table-cell table:formula="of:=([.C252]-[.B252]+([.C252]&lt;[.B252]))" office:value-type="time" office:time-value="PT03H20M00S" calcext:value-type="time">
            <text:p>03:2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54]-[.B254]+([.C254]&lt;[.B254]))" office:value-type="time" office:time-value="PT02H15M00S" calcext:value-type="time">
            <text:p>02:1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55]-[.B255]+([.C255]&lt;[.B255]))" office:value-type="time" office:time-value="PT04H00M00S" calcext:value-type="time">
            <text:p>04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3" calcext:value-type="date">
            <text:p>13/07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56]-[.B256]+([.C256]&lt;[.B256]))" office:value-type="time" office:time-value="PT01H00M00S" calcext:value-type="time">
            <text:p>01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58]-[.B258]+([.C258]&lt;[.B258]))" office:value-type="time" office:time-value="PT04H15M00S" calcext:value-type="time">
            <text:p>04:15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59]-[.B259]+([.C259]&lt;[.B259]))" office:value-type="time" office:time-value="PT04H40M00S" calcext:value-type="time">
            <text:p>04:4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60]-[.B260]+([.C260]&lt;[.B260]))" office:value-type="time" office:time-value="PT05H20M00S" calcext:value-type="time">
            <text:p>05:2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61]-[.B261]+([.C261]&lt;[.B261]))" office:value-type="time" office:time-value="PT03H55M00S" calcext:value-type="time">
            <text:p>03:55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62]-[.B262]+([.C262]&lt;[.B262]))" office:value-type="time" office:time-value="PT05H25M00S" calcext:value-type="time">
            <text:p>05:2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63]-[.B263]+([.C263]&lt;[.B263]))" office:value-type="time" office:time-value="PT02H50M00S" calcext:value-type="time">
            <text:p>02:5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64]-[.B264]+([.C264]&lt;[.B264]))" office:value-type="time" office:time-value="PT02H50M00S" calcext:value-type="time">
            <text:p>02:5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1H50M00S" calcext:value-type="time">
            <text:p>01:50 AM</text:p>
          </table:table-cell>
          <table:table-cell table:formula="of:=([.C265]-[.B265]+([.C265]&lt;[.B265]))" office:value-type="time" office:time-value="PT03H05M00S" calcext:value-type="time">
            <text:p>03:05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20H20M00S" calcext:value-type="time">
            <text:p>08:20 PM</text:p>
          </table:table-cell>
          <table:table-cell table:formula="of:=([.C266]-[.B266]+([.C266]&lt;[.B266]))" office:value-type="time" office:time-value="PT04H55M00S" calcext:value-type="time">
            <text:p>04:55</text:p>
          </table:table-cell>
          <table:table-cell table:number-columns-repeated="2"/>
          <table:table-cell table:style-name="ce25"/>
          <table:table-cell table:number-columns-repeated="7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45M00S" calcext:value-type="time">
            <text:p>12:45 AM</text:p>
          </table:table-cell>
          <table:table-cell table:formula="of:=([.C267]-[.B267]+([.C267]&lt;[.B267]))" office:value-type="time" office:time-value="PT02H10M00S" calcext:value-type="time">
            <text:p>02:1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40M00S" calcext:value-type="time">
            <text:p>07:40 PM</text:p>
          </table:table-cell>
          <table:table-cell table:formula="of:=([.C268]-[.B268]+([.C268]&lt;[.B268]))" office:value-type="time" office:time-value="PT05H05M00S" calcext:value-type="time">
            <text:p>05:05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5M00S" calcext:value-type="time">
            <text:p>01:25 AM</text:p>
          </table:table-cell>
          <table:table-cell table:formula="of:=([.C269]-[.B269]+([.C269]&lt;[.B269]))" office:value-type="time" office:time-value="PT04H30M00S" calcext:value-type="time">
            <text:p>04:3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70]-[.B270]+([.C270]&lt;[.B270]))" office:value-type="time" office:time-value="PT03H00M00S" calcext:value-type="time">
            <text:p>03:00</text:p>
          </table:table-cell>
          <table:table-cell table:number-columns-repeated="3"/>
          <table:table-cell table:style-name="ce25"/>
          <table:table-cell table:number-columns-repeated="6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271]-[.B271]+([.C271]&lt;[.B271]))" office:value-type="time" office:time-value="PT04H45M00S" calcext:value-type="time">
            <text:p>04:45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272]-[.B272]+([.C272]&lt;[.B272]))" office:value-type="time" office:time-value="PT05H00M00S" calcext:value-type="time">
            <text:p>05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50M00S" calcext:value-type="time">
            <text:p>01:50 AM</text:p>
          </table:table-cell>
          <table:table-cell table:formula="of:=([.C273]-[.B273]+([.C273]&lt;[.B273]))" office:value-type="time" office:time-value="PT04H10M00S" calcext:value-type="time">
            <text:p>04:1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40M00S" calcext:value-type="time">
            <text:p>06:40 PM</text:p>
          </table:table-cell>
          <table:table-cell table:formula="of:=([.C274]-[.B274]+([.C274]&lt;[.B274]))" office:value-type="time" office:time-value="PT02H20M00S" calcext:value-type="time">
            <text:p>02:2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45M00S" calcext:value-type="time">
            <text:p>01:45 AM</text:p>
          </table:table-cell>
          <table:table-cell table:formula="of:=([.C275]-[.B275]+([.C275]&lt;[.B275]))" office:value-type="time" office:time-value="PT05H15M00S" calcext:value-type="time">
            <text:p>05:15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05M00S" calcext:value-type="time">
            <text:p>08:05 PM</text:p>
          </table:table-cell>
          <table:table-cell table:formula="of:=([.C276]-[.B276]+([.C276]&lt;[.B276]))" office:value-type="time" office:time-value="PT04H25M00S" calcext:value-type="time">
            <text:p>04:25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20M00S" calcext:value-type="time">
            <text:p>12:20 AM</text:p>
          </table:table-cell>
          <table:table-cell table:formula="of:=([.C277]-[.B277]+([.C277]&lt;[.B277]))" office:value-type="time" office:time-value="PT02H00M00S" calcext:value-type="time">
            <text:p>02:00</text:p>
          </table:table-cell>
          <table:table-cell table:number-columns-repeated="3"/>
          <table:table-cell table:style-name="ce62"/>
          <table:table-cell table:number-columns-repeated="6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5M00S" calcext:value-type="time">
            <text:p>06:15 PM</text:p>
          </table:table-cell>
          <table:table-cell table:formula="of:=([.C278]-[.B278]+([.C278]&lt;[.B278]))" office:value-type="time" office:time-value="PT04H35M00S" calcext:value-type="time">
            <text:p>04:35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9H25M00S" calcext:value-type="time">
            <text:p>07:25 PM</text:p>
          </table:table-cell>
          <table:table-cell office:value-type="time" office:time-value="PT00H45M00S" calcext:value-type="time">
            <text:p>12:45 AM</text:p>
          </table:table-cell>
          <table:table-cell table:formula="of:=([.C279]-[.B279]+([.C279]&lt;[.B279]))" office:value-type="time" office:time-value="PT05H20M00S" calcext:value-type="time">
            <text:p>05:20</text:p>
          </table:table-cell>
          <table:table-cell table:number-columns-repeated="10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2H00M00S" calcext:value-type="time">
            <text:p>12:00 PM</text:p>
          </table:table-cell>
          <table:table-cell table:formula="of:=([.C280]-[.B280]+([.C280]&lt;[.B280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0M00S" calcext:value-type="time">
            <text:p>07:20 PM</text:p>
          </table:table-cell>
          <table:table-cell table:formula="of:=([.C281]-[.B281]+([.C281]&lt;[.B281]))" office:value-type="time" office:time-value="PT05H00M00S" calcext:value-type="time">
            <text:p>05:0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55M00S" calcext:value-type="time">
            <text:p>01:55 AM</text:p>
          </table:table-cell>
          <table:table-cell table:formula="of:=([.C282]-[.B282]+([.C282]&lt;[.B282]))" office:value-type="time" office:time-value="PT04H40M00S" calcext:value-type="time">
            <text:p>04:4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2" calcext:value-type="date">
            <text:p>22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0M00S" calcext:value-type="time">
            <text:p>06:10 PM</text:p>
          </table:table-cell>
          <table:table-cell table:formula="of:=([.C283]-[.B283]+([.C283]&lt;[.B283]))" office:value-type="time" office:time-value="PT04H30M00S" calcext:value-type="time">
            <text:p>04:30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5M00S" calcext:value-type="time">
            <text:p>07:15 PM</text:p>
          </table:table-cell>
          <table:table-cell table:formula="of:=([.C284]-[.B284]+([.C284]&lt;[.B284]))" office:value-type="time" office:time-value="PT03H45M00S" calcext:value-type="time">
            <text:p>03:45</text:p>
          </table:table-cell>
          <table:table-cell table:number-columns-repeated="5"/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00M00S" calcext:value-type="time">
            <text:p>12:00 AM</text:p>
          </table:table-cell>
          <table:table-cell table:formula="of:=([.C285]-[.B285]+([.C285]&lt;[.B285]))" office:value-type="time" office:time-value="PT03H10M00S" calcext:value-type="time">
            <text:p>03:10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9H05M00S" calcext:value-type="time">
            <text:p>07:05 PM</text:p>
          </table:table-cell>
          <table:table-cell table:formula="of:=([.C286]-[.B286]+([.C286]&lt;[.B286]))" office:value-type="time" office:time-value="PT02H50M00S" calcext:value-type="time">
            <text:p>02:5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2H15M00S" calcext:value-type="time">
            <text:p>02:15 AM</text:p>
          </table:table-cell>
          <table:table-cell table:formula="of:=([.C287]-[.B287]+([.C287]&lt;[.B287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45M00S" calcext:value-type="time">
            <text:p>06:45 PM</text:p>
          </table:table-cell>
          <table:table-cell table:formula="of:=([.C288]-[.B288]+([.C288]&lt;[.B288]))" office:value-type="time" office:time-value="PT04H35M00S" calcext:value-type="time">
            <text:p>04:3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00M00S" calcext:value-type="time">
            <text:p>01:00 AM</text:p>
          </table:table-cell>
          <table:table-cell table:formula="of:=([.C289]-[.B289]+([.C289]&lt;[.B289]))" office:value-type="time" office:time-value="PT04H10M00S" calcext:value-type="time">
            <text:p>04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5M00S" calcext:value-type="time">
            <text:p>06:55 PM</text:p>
          </table:table-cell>
          <table:table-cell table:formula="of:=([.C290]-[.B290]+([.C290]&lt;[.B290]))" office:value-type="time" office:time-value="PT04H00M00S" calcext:value-type="time">
            <text:p>04:0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291]-[.B291]+([.C291]&lt;[.B291]))" office:value-type="time" office:time-value="PT04H35M00S" calcext:value-type="time">
            <text:p>04:35</text:p>
          </table:table-cell>
          <table:table-cell table:number-columns-repeated="7"/>
          <table:table-cell table:style-name="ce36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date" office:date-value="2022-09-29" calcext:value-type="date">
            <text:p>29/09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10M00S" calcext:value-type="time">
            <text:p>06:10 PM</text:p>
          </table:table-cell>
          <table:table-cell table:formula="of:=([.C292]-[.B292]+([.C292]&lt;[.B292]))" office:value-type="time" office:time-value="PT04H15M00S" calcext:value-type="time">
            <text:p>04:15</text:p>
          </table:table-cell>
          <table:table-cell table:style-name="ce25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2H00M00S" calcext:value-type="time">
            <text:p>02:00 AM</text:p>
          </table:table-cell>
          <table:table-cell table:formula="of:=([.C293]-[.B293]+([.C293]&lt;[.B293]))" office:value-type="time" office:time-value="PT01H45M00S" calcext:value-type="time">
            <text:p>01:45</text:p>
          </table:table-cell>
          <table:table-cell table:style-name="ce25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50M00S" calcext:value-type="time">
            <text:p>07:50 PM</text:p>
          </table:table-cell>
          <table:table-cell table:formula="of:=([.C294]-[.B294]+([.C294]&lt;[.B294]))" office:value-type="time" office:time-value="PT04H00M00S" calcext:value-type="time">
            <text:p>04:00</text:p>
          </table:table-cell>
          <table:table-cell table:style-name="ce25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8M00S" calcext:value-type="time">
            <text:p>01:58 AM</text:p>
          </table:table-cell>
          <table:table-cell table:formula="of:=([.C295]-[.B295]+([.C295]&lt;[.B295]))" office:value-type="time" office:time-value="PT04H38M00S" calcext:value-type="time">
            <text:p>04:38</text:p>
          </table:table-cell>
          <table:table-cell table:style-name="ce25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25M00S" calcext:value-type="time">
            <text:p>07:25 PM</text:p>
          </table:table-cell>
          <table:table-cell table:formula="of:=([.C296]-[.B296]+([.C296]&lt;[.B296]))" office:value-type="time" office:time-value="PT04H10M00S" calcext:value-type="time">
            <text:p>04:10</text:p>
          </table:table-cell>
          <table:table-cell table:style-name="ce25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30M00S" calcext:value-type="time">
            <text:p>01:30 AM</text:p>
          </table:table-cell>
          <table:table-cell table:formula="of:=([.C297]-[.B297]+([.C297]&lt;[.B297]))" office:value-type="time" office:time-value="PT03H35M00S" calcext:value-type="time">
            <text:p>03:35</text:p>
          </table:table-cell>
          <table:table-cell table:style-name="ce25" table:number-columns-repeated="7"/>
          <table:table-cell table:number-columns-repeated="1013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20M00S" calcext:value-type="time">
            <text:p>06:20 PM</text:p>
          </table:table-cell>
          <table:table-cell table:formula="of:=([.C298]-[.B298]+([.C298]&lt;[.B298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0H55M00S" calcext:value-type="time">
            <text:p>12:55 AM</text:p>
          </table:table-cell>
          <table:table-cell table:formula="of:=([.C299]-[.B299]+([.C299]&lt;[.B299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20M00S" calcext:value-type="time">
            <text:p>07:20 PM</text:p>
          </table:table-cell>
          <table:table-cell table:formula="of:=([.C300]-[.B300]+([.C300]&lt;[.B300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301]-[.B301]+([.C301]&lt;[.B301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302]-[.B302]+([.C302]&lt;[.B302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10M00S" calcext:value-type="time">
            <text:p>06:10 PM</text:p>
          </table:table-cell>
          <table:table-cell table:formula="of:=([.C303]-[.B303]+([.C303]&lt;[.B303]))" office:value-type="time" office:time-value="PT02H25M00S" calcext:value-type="time">
            <text:p>02:25</text:p>
          </table:table-cell>
          <table:table-cell table:number-columns-repeated="2"/>
          <table:table-cell table:style-name="ce7"/>
          <table:table-cell table:style-name="ce27"/>
          <table:table-cell/>
          <table:table-cell table:style-name="ce7"/>
          <table:table-cell table:number-columns-repeated="1014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10M00S" calcext:value-type="time">
            <text:p>08:10 PM</text:p>
          </table:table-cell>
          <table:table-cell table:formula="of:=([.C304]-[.B304]+([.C304]&lt;[.B304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45M00S" calcext:value-type="time">
            <text:p>01:45 AM</text:p>
          </table:table-cell>
          <table:table-cell table:formula="of:=([.C305]-[.B305]+([.C305]&lt;[.B305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5M00S" calcext:value-type="time">
            <text:p>07:25 PM</text:p>
          </table:table-cell>
          <table:table-cell table:formula="of:=([.C306]-[.B306]+([.C306]&lt;[.B306]))" office:value-type="time" office:time-value="PT03H25M00S" calcext:value-type="time">
            <text:p>03:25</text:p>
          </table:table-cell>
          <table:table-cell table:number-columns-repeated="1020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10M00S" calcext:value-type="time">
            <text:p>01:10 AM</text:p>
          </table:table-cell>
          <table:table-cell table:formula="of:=([.C307]-[.B307]+([.C307]&lt;[.B307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8]-[.B308]+([.C308]&lt;[.B3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9]-[.B309]+([.C309]&lt;[.B3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0]-[.B310]+([.C310]&lt;[.B3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1]-[.B311]+([.C311]&lt;[.B3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2]-[.B312]+([.C312]&lt;[.B3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3]-[.B313]+([.C313]&lt;[.B3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4]-[.B314]+([.C314]&lt;[.B3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5]-[.B315]+([.C315]&lt;[.B3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6]-[.B316]+([.C316]&lt;[.B3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7]-[.B317]+([.C317]&lt;[.B3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8]-[.B318]+([.C318]&lt;[.B3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9]-[.B319]+([.C319]&lt;[.B3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0]-[.B320]+([.C320]&lt;[.B3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1]-[.B321]+([.C321]&lt;[.B3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2]-[.B322]+([.C322]&lt;[.B3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3]-[.B323]+([.C323]&lt;[.B3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4]-[.B324]+([.C324]&lt;[.B3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5]-[.B325]+([.C325]&lt;[.B3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6]-[.B326]+([.C326]&lt;[.B3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7]-[.B327]+([.C327]&lt;[.B3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8]-[.B328]+([.C328]&lt;[.B3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9]-[.B329]+([.C329]&lt;[.B3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0]-[.B330]+([.C330]&lt;[.B3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1]-[.B331]+([.C331]&lt;[.B3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2]-[.B332]+([.C332]&lt;[.B3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3]-[.B333]+([.C333]&lt;[.B3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4]-[.B334]+([.C334]&lt;[.B3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5]-[.B335]+([.C335]&lt;[.B3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6]-[.B336]+([.C336]&lt;[.B3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7]-[.B337]+([.C337]&lt;[.B3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8]-[.B338]+([.C338]&lt;[.B3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9]-[.B339]+([.C339]&lt;[.B3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0]-[.B340]+([.C340]&lt;[.B3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1]-[.B341]+([.C341]&lt;[.B3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2]-[.B342]+([.C342]&lt;[.B3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3]-[.B343]+([.C343]&lt;[.B3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4]-[.B344]+([.C344]&lt;[.B3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5]-[.B345]+([.C345]&lt;[.B3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6]-[.B346]+([.C346]&lt;[.B3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7]-[.B347]+([.C347]&lt;[.B3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8]-[.B348]+([.C348]&lt;[.B3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9]-[.B349]+([.C349]&lt;[.B3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0]-[.B350]+([.C350]&lt;[.B3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1]-[.B351]+([.C351]&lt;[.B3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2]-[.B352]+([.C352]&lt;[.B3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3]-[.B353]+([.C353]&lt;[.B3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4]-[.B354]+([.C354]&lt;[.B3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5]-[.B355]+([.C355]&lt;[.B3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6]-[.B356]+([.C356]&lt;[.B3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7]-[.B357]+([.C357]&lt;[.B3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8]-[.B358]+([.C358]&lt;[.B3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9]-[.B359]+([.C359]&lt;[.B3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0]-[.B360]+([.C360]&lt;[.B3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1]-[.B361]+([.C361]&lt;[.B3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2]-[.B362]+([.C362]&lt;[.B3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3]-[.B363]+([.C363]&lt;[.B3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4]-[.B364]+([.C364]&lt;[.B3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5]-[.B365]+([.C365]&lt;[.B3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6]-[.B366]+([.C366]&lt;[.B3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7]-[.B367]+([.C367]&lt;[.B3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8]-[.B368]+([.C368]&lt;[.B3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9]-[.B369]+([.C369]&lt;[.B3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0]-[.B370]+([.C370]&lt;[.B3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1]-[.B371]+([.C371]&lt;[.B3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2]-[.B372]+([.C372]&lt;[.B3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3]-[.B373]+([.C373]&lt;[.B3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4]-[.B374]+([.C374]&lt;[.B3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5]-[.B375]+([.C375]&lt;[.B3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6]-[.B376]+([.C376]&lt;[.B3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7]-[.B377]+([.C377]&lt;[.B3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8]-[.B378]+([.C378]&lt;[.B3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9]-[.B379]+([.C379]&lt;[.B3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0]-[.B380]+([.C380]&lt;[.B3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1]-[.B381]+([.C381]&lt;[.B3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2]-[.B382]+([.C382]&lt;[.B3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3]-[.B383]+([.C383]&lt;[.B3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4]-[.B384]+([.C384]&lt;[.B3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5]-[.B385]+([.C385]&lt;[.B3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6]-[.B386]+([.C386]&lt;[.B3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7]-[.B387]+([.C387]&lt;[.B3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8]-[.B388]+([.C388]&lt;[.B3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9]-[.B389]+([.C389]&lt;[.B3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0]-[.B390]+([.C390]&lt;[.B3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1]-[.B391]+([.C391]&lt;[.B3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2]-[.B392]+([.C392]&lt;[.B3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3]-[.B393]+([.C393]&lt;[.B3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4]-[.B394]+([.C394]&lt;[.B3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5]-[.B395]+([.C395]&lt;[.B3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6]-[.B396]+([.C396]&lt;[.B3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7]-[.B397]+([.C397]&lt;[.B3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8]-[.B398]+([.C398]&lt;[.B3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9]-[.B399]+([.C399]&lt;[.B3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0]-[.B400]+([.C400]&lt;[.B4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1]-[.B401]+([.C401]&lt;[.B4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2]-[.B402]+([.C402]&lt;[.B4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3]-[.B403]+([.C403]&lt;[.B4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4]-[.B404]+([.C404]&lt;[.B4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5]-[.B405]+([.C405]&lt;[.B4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6]-[.B406]+([.C406]&lt;[.B4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7]-[.B407]+([.C407]&lt;[.B4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8]-[.B408]+([.C408]&lt;[.B4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9]-[.B409]+([.C409]&lt;[.B4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0]-[.B410]+([.C410]&lt;[.B4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1]-[.B411]+([.C411]&lt;[.B4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2]-[.B412]+([.C412]&lt;[.B4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3]-[.B413]+([.C413]&lt;[.B4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4]-[.B414]+([.C414]&lt;[.B4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5]-[.B415]+([.C415]&lt;[.B4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6]-[.B416]+([.C416]&lt;[.B4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7]-[.B417]+([.C417]&lt;[.B4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8]-[.B418]+([.C418]&lt;[.B4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9]-[.B419]+([.C419]&lt;[.B4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0]-[.B420]+([.C420]&lt;[.B4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1]-[.B421]+([.C421]&lt;[.B4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2]-[.B422]+([.C422]&lt;[.B4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3]-[.B423]+([.C423]&lt;[.B4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4]-[.B424]+([.C424]&lt;[.B4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5]-[.B425]+([.C425]&lt;[.B4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6]-[.B426]+([.C426]&lt;[.B4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7]-[.B427]+([.C427]&lt;[.B4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8]-[.B428]+([.C428]&lt;[.B4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9]-[.B429]+([.C429]&lt;[.B4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0]-[.B430]+([.C430]&lt;[.B4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1]-[.B431]+([.C431]&lt;[.B4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2]-[.B432]+([.C432]&lt;[.B4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3]-[.B433]+([.C433]&lt;[.B4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4]-[.B434]+([.C434]&lt;[.B4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5]-[.B435]+([.C435]&lt;[.B4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6]-[.B436]+([.C436]&lt;[.B4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7]-[.B437]+([.C437]&lt;[.B4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8]-[.B438]+([.C438]&lt;[.B4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9]-[.B439]+([.C439]&lt;[.B4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0]-[.B440]+([.C440]&lt;[.B4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1]-[.B441]+([.C441]&lt;[.B4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2]-[.B442]+([.C442]&lt;[.B4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3]-[.B443]+([.C443]&lt;[.B4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4]-[.B444]+([.C444]&lt;[.B4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5]-[.B445]+([.C445]&lt;[.B4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6]-[.B446]+([.C446]&lt;[.B4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7]-[.B447]+([.C447]&lt;[.B4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8]-[.B448]+([.C448]&lt;[.B4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9]-[.B449]+([.C449]&lt;[.B4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0]-[.B450]+([.C450]&lt;[.B4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1]-[.B451]+([.C451]&lt;[.B4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2]-[.B452]+([.C452]&lt;[.B4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3]-[.B453]+([.C453]&lt;[.B4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4]-[.B454]+([.C454]&lt;[.B4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5]-[.B455]+([.C455]&lt;[.B4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6]-[.B456]+([.C456]&lt;[.B4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7]-[.B457]+([.C457]&lt;[.B4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8]-[.B458]+([.C458]&lt;[.B4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9]-[.B459]+([.C459]&lt;[.B4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0]-[.B460]+([.C460]&lt;[.B4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1]-[.B461]+([.C461]&lt;[.B4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2]-[.B462]+([.C462]&lt;[.B4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3]-[.B463]+([.C463]&lt;[.B4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4]-[.B464]+([.C464]&lt;[.B4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5]-[.B465]+([.C465]&lt;[.B4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6]-[.B466]+([.C466]&lt;[.B4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7]-[.B467]+([.C467]&lt;[.B4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8]-[.B468]+([.C468]&lt;[.B4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9]-[.B469]+([.C469]&lt;[.B4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0]-[.B470]+([.C470]&lt;[.B4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1]-[.B471]+([.C471]&lt;[.B4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2]-[.B472]+([.C472]&lt;[.B4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3]-[.B473]+([.C473]&lt;[.B4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4]-[.B474]+([.C474]&lt;[.B4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5]-[.B475]+([.C475]&lt;[.B4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6]-[.B476]+([.C476]&lt;[.B4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7]-[.B477]+([.C477]&lt;[.B4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8]-[.B478]+([.C478]&lt;[.B4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9]-[.B479]+([.C479]&lt;[.B4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0]-[.B480]+([.C480]&lt;[.B4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1]-[.B481]+([.C481]&lt;[.B4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2]-[.B482]+([.C482]&lt;[.B4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3]-[.B483]+([.C483]&lt;[.B4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4]-[.B484]+([.C484]&lt;[.B4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5]-[.B485]+([.C485]&lt;[.B4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6]-[.B486]+([.C486]&lt;[.B4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7]-[.B487]+([.C487]&lt;[.B4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8]-[.B488]+([.C488]&lt;[.B4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9]-[.B489]+([.C489]&lt;[.B4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0]-[.B490]+([.C490]&lt;[.B4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1]-[.B491]+([.C491]&lt;[.B4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2]-[.B492]+([.C492]&lt;[.B4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3]-[.B493]+([.C493]&lt;[.B4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4]-[.B494]+([.C494]&lt;[.B4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5]-[.B495]+([.C495]&lt;[.B4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6]-[.B496]+([.C496]&lt;[.B4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7]-[.B497]+([.C497]&lt;[.B4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8]-[.B498]+([.C498]&lt;[.B4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9]-[.B499]+([.C499]&lt;[.B4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00]-[.B500]+([.C500]&lt;[.B5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Start Time</text:p>
          </table:table-cell>
          <table:table-cell table:style-name="ce26" office:value-type="string" calcext:value-type="string">
            <text:p>Stop Time</text:p>
          </table:table-cell>
          <table:table-cell table:style-name="ce26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22" table:formula="of:=TEXT(MAX([Sheet1.A1:.A1000])-WEEKDAY(MAX([Sheet1.A1:.A1000]))+1; &quot;&gt;0&quot;)" office:value-type="string" office:string-value="&gt;44843" calcext:value-type="string">
            <text:p>&gt;44843</text:p>
          </table:table-cell>
          <table:table-cell table:style-name="ce26" table:number-columns-repeated="3"/>
          <table:table-cell table:number-columns-repeated="4"/>
        </table:table-row>
        <table:table-row table:style-name="ro1">
          <table:table-cell table:style-name="ce33"/>
          <table:table-cell table:style-name="ce34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3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4"/>
          <table:table-cell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2" table:default-cell-style-name="Default"/>
        <table:table-row table:style-name="ro1">
          <table:table-cell table:style-name="ce22" office:value-type="string" calcext:value-type="string">
            <text:p>Date</text:p>
          </table:table-cell>
          <table:table-cell table:style-name="ce23" office:value-type="string" calcext:value-type="string">
            <text:p>Start Time</text:p>
          </table:table-cell>
          <table:table-cell table:style-name="ce23" office:value-type="string" calcext:value-type="string">
            <text:p>Stop Time</text:p>
          </table:table-cell>
          <table:table-cell table:style-name="ce25" office:value-type="string" calcext:value-type="string">
            <text:p>Total Time</text:p>
          </table:table-cell>
          <table:table-cell/>
          <table:table-cell table:style-name="ce25" table:formula="of:=SUM([.D:.D])" office:value-type="time" office:time-value="PT07H30M00S" calcext:value-type="time">
            <text:p>07:30</text:p>
          </table:table-cell>
        </table:table-row>
        <table:table-row table:style-name="ro1">
          <table:table-cell table:style-name="ce22" office:value-type="date" office:date-value="2022-10-11" calcext:value-type="date">
            <text:p>11/10/2022</text:p>
          </table:table-cell>
          <table:table-cell table:style-name="ce23" office:value-type="time" office:time-value="PT16H00M00S" calcext:value-type="time">
            <text:p>04:00 PM</text:p>
          </table:table-cell>
          <table:table-cell table:style-name="ce23" office:value-type="time" office:time-value="PT19H25M00S" calcext:value-type="time">
            <text:p>07:25 PM</text:p>
          </table:table-cell>
          <table:table-cell table:style-name="ce27" table:formula="of:=([.C2]-[.B2]+([.C2]&lt;[.B2]))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11" calcext:value-type="date">
            <text:p>11/10/2022</text:p>
          </table:table-cell>
          <table:table-cell table:style-name="ce23" office:value-type="time" office:time-value="PT21H05M00S" calcext:value-type="time">
            <text:p>09:05 PM</text:p>
          </table:table-cell>
          <table:table-cell table:style-name="ce23" office:value-type="time" office:time-value="PT01H10M00S" calcext:value-type="time">
            <text:p>01:10 AM</text:p>
          </table:table-cell>
          <table:table-cell table:style-name="ce27" table:formula="of:=([.C3]-[.B3]+([.C3]&lt;[.B3]))" office:value-type="time" office:time-value="PT04H05M00S" calcext:value-type="time">
            <text:p>04:05:00</text:p>
          </table:table-cell>
          <table:table-cell table:number-columns-repeated="2"/>
        </table:table-row>
        <table:table-row table:style-name="ro1" table:number-rows-repeated="11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table:table-column table:style-name="co7" table:default-cell-style-name="ce37"/>
        <table:table-column table:style-name="co7" table:number-columns-repeated="10" table:default-cell-style-name="Default"/>
        <table:table-column table:style-name="co7" table:number-columns-repeated="6" table:default-cell-style-name="ce43"/>
        <table:table-column table:style-name="co7" table:number-columns-repeated="6" table:default-cell-style-name="Default"/>
        <table:table-column table:style-name="co7" table:number-columns-repeated="6" table:default-cell-style-name="ce44"/>
        <table:table-column table:style-name="co7" table:number-columns-repeated="6" table:default-cell-style-name="ce39"/>
        <table:table-column table:style-name="co7" table:number-columns-repeated="28" table:default-cell-style-name="Default"/>
        <table:table-column table:style-name="co7" table:default-cell-style-name="ce37"/>
        <table:table-column table:style-name="co7" table:number-columns-repeated="4" table:default-cell-style-name="Default"/>
        <table:table-column table:style-name="co7" table:default-cell-style-name="ce37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number-columns-repeated="24" table:default-cell-style-name="ce46"/>
        <table:table-column table:style-name="co7" table:number-columns-repeated="4" table:default-cell-style-name="ce39"/>
        <table:table-column table:style-name="co7" table:number-columns-repeated="24" table:default-cell-style-name="ce46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default-cell-style-name="ce37"/>
        <table:table-column table:style-name="co7" table:number-columns-repeated="892" table:default-cell-style-name="Default"/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>
          <table:table-cell/>
          <table:table-cell table:style-name="ce38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>
          <table:table-cell/>
          <table:table-cell table:style-name="ce37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 table:number-columns-repeated="5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 table:number-columns-repeated="5"/>
          <table:table-cell table:number-columns-repeated="10"/>
          <table:table-cell table:style-name="ce37" table:number-columns-repeated="5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10"/>
          <table:table-cell table:style-name="ce39" table:number-columns-repeated="18"/>
          <table:table-cell table:number-columns-repeated="6"/>
          <table:table-cell table:style-name="ce39" table:number-columns-repeated="18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2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4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7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3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18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46" table:number-columns-repeated="7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named-expressions/>
      <table:database-ranges>
        <table:database-range table:name="Selection" table:target-range-address="Sheet1.A1:Sheet1.D500" table:on-update-keep-styles="true" table:on-update-keep-size="false">
          <table:filter table:target-range-address="Sheet3.A1" table:condition-source-range-address="Sheet2.A1:Sheet2.D2">
            <table:filter-and>
              <table:filter-condition table:data-type="number" table:value="44843" table:operator="&gt;" table:field-number="0"/>
            </table:filter-and>
          </table:filter>
        </table:database-range>
        <table:database-range table:name="__Anonymous_Sheet_DB__0" table:target-range-address="Sheet1.B281:Sheet1.B281" table:contains-header="false"/>
        <table:database-range table:name="__Anonymous_Sheet_DB__1" table:target-range-address="Sheet2.A1:Sheet2.D2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2" table:target-range-address="Sheet3.A1:Sheet3.D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03T12:53:41.253000000</meta:creation-date>
    <dc:date>2022-10-12T01:03:33.894000000</dc:date>
    <meta:editing-duration>P235DT12H2M12S</meta:editing-duration>
    <meta:editing-cycles>1648</meta:editing-cycles>
    <meta:generator>LibreOffice/7.4.1.2$Windows_X86_64 LibreOffice_project/3c58a8f3a960df8bc8fd77b461821e42c061c5f0</meta:generator>
    <meta:document-statistic meta:table-count="4" meta:cell-count="1757" meta:object-count="0"/>
  </office:meta>
</office:document-meta>
</file>